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Georgia" svg:font-family="Georgia"/>
    <style:font-face style:name="OpenSymbol" svg:font-family="OpenSymbol"/>
    <style:font-face style:name="Ubuntu" svg:font-family="Ubuntu"/>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automatic-styles>
    <style:style style:name="P1" style:family="paragraph" style:parent-style-name="Heading_20_2">
      <style:paragraph-properties fo:margin-top="0.635cm" fo:margin-bottom="0.212cm" fo:line-height="138%" style:writing-mode="lr-tb"/>
      <style:text-properties fo:font-variant="normal" fo:text-transform="none" fo:color="#000000" style:text-line-through-style="none" style:font-name="Arial" fo:font-size="15.75pt" fo:font-style="normal" style:text-underline-style="none" fo:font-weight="normal" style:text-blinking="false" fo:background-color="transparent"/>
    </style:style>
    <style:style style:name="P2" style:family="paragraph" style:parent-style-name="Text_20_body">
      <style:text-properties fo:font-weight="normal"/>
    </style:style>
    <style:style style:name="P3" style:family="paragraph" style:parent-style-name="Text_20_body">
      <style:paragraph-properties fo:margin-top="0cm" fo:margin-bottom="0.106cm" fo:line-height="138%" style:writing-mode="lr-tb"/>
      <style:text-properties fo:font-variant="normal" fo:text-transform="none" fo:color="#000000" style:text-line-through-style="none" style:font-name="Arial" fo:font-size="25.5pt" fo:font-style="normal" style:text-underline-style="none" fo:font-weight="normal" style:text-blinking="false" fo:background-color="transparent"/>
    </style:style>
    <style:style style:name="P4" style:family="paragraph" style:parent-style-name="Text_20_body" style:list-style-name="L2">
      <style:paragraph-properties fo:margin-top="0cm" fo:margin-bottom="0cm"/>
    </style:style>
    <style:style style:name="P5"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6" style:family="paragraph" style:parent-style-name="Text_20_body">
      <style:paragraph-properties fo:margin-top="0cm" fo:margin-bottom="0cm" fo:line-height="138%" style:writing-mode="lr-tb"/>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P7" style:family="paragraph" style:parent-style-name="Text_20_body">
      <style:paragraph-properties fo:margin-top="0cm" fo:margin-bottom="0cm" fo:line-height="138%" style:writing-mode="lr-tb"/>
      <style:text-properties fo:font-variant="normal" fo:text-transform="none" fo:color="#000000" style:font-name="Arial" fo:font-size="10.5pt" fo:font-style="normal" style:text-underline-style="solid" style:text-underline-width="auto" style:text-underline-color="font-color" fo:font-weight="normal" fo:background-color="transparent"/>
    </style:style>
    <style:style style:name="P8" style:family="paragraph" style:parent-style-name="Text_20_body">
      <style:paragraph-properties fo:margin-top="0cm" fo:margin-bottom="0cm" fo:line-height="138%" style:writing-mode="lr-tb"/>
      <style:text-properties fo:font-variant="normal" fo:text-transform="none" fo:color="#333333" style:text-line-through-style="none" style:font-name="Georgia" fo:font-size="12pt" fo:font-style="normal" style:text-underline-style="none" fo:font-weight="normal" style:text-blinking="false" fo:background-color="transparent"/>
    </style:style>
    <style:style style:name="P9" style:family="paragraph" style:parent-style-name="Text_20_body">
      <style:paragraph-properties fo:margin-top="0cm" fo:margin-bottom="0cm" fo:line-height="138%" style:writing-mode="lr-tb"/>
      <style:text-properties fo:font-variant="normal" fo:text-transform="none" fo:color="#333333" style:text-line-through-style="none" style:font-name="Georgia" fo:font-size="12pt" fo:font-style="normal" style:text-underline-style="none" fo:font-weight="bold" style:text-blinking="false" fo:background-color="transparent"/>
    </style:style>
    <style:style style:name="P10" style:family="paragraph" style:parent-style-name="Text_20_body">
      <style:paragraph-properties fo:margin-top="0cm" fo:margin-bottom="0cm" fo:line-height="138%" style:writing-mode="lr-tb"/>
      <style:text-properties fo:font-weight="normal"/>
    </style:style>
    <style:style style:name="P11"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Arial" fo:font-size="10.5pt" fo:font-style="normal" style:text-underline-style="solid" style:text-underline-width="auto" style:text-underline-color="font-color" fo:font-weight="normal" style:text-blinking="false" fo:background-color="transparent"/>
    </style:style>
    <style:style style:name="P12" style:family="paragraph" style:parent-style-name="Text_20_body" style:list-style-name="L2">
      <style:paragraph-properties fo:margin-top="0cm" fo:margin-bottom="0cm" fo:line-height="138%" fo:background-color="transparent" style:writing-mode="lr-tb">
        <style:background-image/>
      </style:paragraph-properties>
      <style:text-properties fo:font-variant="normal" fo:text-transform="none" fo:color="#333333" style:text-line-through-style="none" style:font-name="Georgia" fo:font-size="12pt" fo:font-style="normal" style:text-underline-style="none" fo:font-weight="normal" style:text-blinking="false" fo:background-color="transparent"/>
    </style:style>
    <style:style style:name="P13" style:family="paragraph" style:parent-style-name="Text_20_body" style:list-style-name="L3">
      <style:paragraph-properties fo:margin-top="0cm" fo:margin-bottom="0cm" fo:line-height="138%" fo:background-color="transparent" style:writing-mode="lr-tb">
        <style:background-image/>
      </style:paragraph-properties>
      <style:text-properties fo:font-variant="normal" fo:text-transform="none" fo:color="#333333" style:text-line-through-style="none" style:font-name="Georgia" fo:font-size="12pt" fo:font-style="normal" style:text-underline-style="none" fo:font-weight="normal" style:text-blinking="false" fo:background-color="transparent"/>
    </style:style>
    <style:style style:name="P14"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font-name="Arial" fo:font-size="10.5pt" fo:font-style="normal" style:text-underline-style="solid" style:text-underline-width="auto" style:text-underline-color="font-color" fo:font-weight="normal" fo:background-color="transparent"/>
    </style:style>
    <style:style style:name="P15" style:family="paragraph" style:parent-style-name="Text_20_body">
      <style:paragraph-properties fo:margin-left="0cm" fo:margin-right="0cm" fo:margin-top="0cm" fo:margin-bottom="0cm" fo:line-height="138%" fo:text-indent="1.27cm" style:auto-text-indent="false" style:writing-mode="lr-tb"/>
      <style:text-properties fo:font-variant="normal" fo:text-transform="none" fo:color="#000000" style:text-line-through-style="none" style:font-name="Arial" fo:font-size="10.5pt" fo:font-style="normal" style:text-underline-style="none" fo:font-weight="normal" style:text-blinking="false" fo:background-color="transparent"/>
    </style:style>
    <style:style style:name="P16" style:family="paragraph" style:parent-style-name="Text_20_body" style:list-style-name="L4">
      <style:paragraph-properties fo:margin-top="0cm" fo:margin-bottom="0.776cm" fo:line-height="138%" fo:background-color="transparent" style:writing-mode="lr-tb">
        <style:background-image/>
      </style:paragraph-properties>
    </style:style>
    <style:style style:name="P17" style:family="paragraph" style:parent-style-name="Text_20_body" style:list-style-name="L5">
      <style:paragraph-properties fo:margin-top="0cm" fo:margin-bottom="0.776cm" fo:line-height="138%" fo:background-color="transparent" style:writing-mode="lr-tb">
        <style:background-image/>
      </style:paragraph-properties>
      <style:text-properties fo:font-variant="normal" fo:text-transform="none" fo:color="#646464" style:text-line-through-style="none" style:font-name="Ubuntu" fo:font-size="15.7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font-name="Arial" fo:font-size="9.75pt" fo:font-style="normal" style:text-underline-style="none" style:text-blinking="false" fo:background-color="transparent"/>
    </style:style>
    <style:style style:name="T2" style:family="text">
      <style:text-properties fo:font-variant="normal" fo:text-transform="none" fo:color="#000000" style:text-line-through-style="none" style:font-name="Arial" fo:font-size="10.5pt" fo:font-style="normal" style:text-underline-style="none" style:text-blinking="false" fo:background-color="transparent"/>
    </style:style>
    <style:style style:name="T3" style:family="text">
      <style:text-properties fo:font-variant="normal" fo:text-transform="none" fo:color="#000000" style:text-line-through-style="none" style:font-name="Arial" fo:font-size="10.5pt" fo:font-style="normal" style:text-underline-style="none" fo:font-weight="bold" style:text-blinking="false" fo:background-color="transparent"/>
    </style:style>
    <style:style style:name="T4" style:family="text">
      <style:text-properties fo:font-variant="normal" fo:text-transform="none" fo:color="#000000" style:text-line-through-style="none" style:font-name="Arial" fo:font-size="10.5pt" fo:font-style="italic" style:text-underline-style="none" style:text-blinking="false" fo:background-color="transparent"/>
    </style:style>
    <style:style style:name="T5" style:family="text">
      <style:text-properties fo:font-variant="normal" fo:text-transform="none" fo:color="#000000" style:text-line-through-style="none" style:font-name="Arial" fo:font-size="18pt" fo:font-style="normal" style:text-underline-style="none" style:text-blinking="false" fo:background-color="transparent"/>
    </style:style>
    <style:style style:name="T6" style:family="text">
      <style:text-properties fo:font-variant="normal" fo:text-transform="none" fo:color="#000000" style:text-line-through-style="none" style:text-underline-style="none" style:text-blinking="false" fo:background-color="transparent"/>
    </style:style>
    <style:style style:name="T7" style:family="text">
      <style:text-properties fo:font-variant="normal" fo:text-transform="none" fo:color="#646464" style:text-line-through-style="none" style:font-name="Ubuntu" fo:font-size="15.75pt" fo:font-style="normal" style:text-underline-style="none" fo:font-weight="normal" style:text-blinking="false" fo:background-color="transparent"/>
    </style:style>
    <style:style style:name="T8" style:family="text">
      <style:text-properties fo:font-variant="normal" fo:text-transform="none" fo:color="#e89980" style:text-line-through-style="none" style:font-name="Ubuntu" fo:font-size="15.75pt" fo:font-style="normal" style:text-underline-style="none" fo:font-weight="normal" style:text-blinking="false" fo:background-color="transparen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554585fd-d2c9-50bf-b90a-165714b9340e"/>Home</text:p>
      <text:h text:style-name="P1" text:outline-level="2">Header:</text:h>
      <text:p text:style-name="Text_20_body"/>
      <text:p text:style-name="P5">Titre: AcuPop Montréal</text:p>
      <text:p text:style-name="P5">Pas de sous-titre</text:p>
      <text:p text:style-name="P5">Boutons: “Appointment” et “FAQ”</text:p>
      <text:p text:style-name="Text_20_body"/>
      <text:h text:style-name="P1" text:outline-level="2">Mots dans la boîte blanche:</text:h>
      <text:p text:style-name="Text_20_body"/>
      <text:p text:style-name="P5">Montreal’s community acupuncture clinic</text:p>
      <text:p text:style-name="P5">__________________________________</text:p>
      <text:p text:style-name="Text_20_body"/>
      <text:p text:style-name="P10"><text:span text:style-name="T1">20</text:span><text:span text:style-name="T2">-</text:span><text:span text:style-name="T5">30$</text:span><text:span text:style-name="T2">-</text:span><text:span text:style-name="T1">40</text:span><text:span text:style-name="T6"> </text:span><text:span text:style-name="T2">(faire une image avec 30 plus gros centré et 20 et 40 plus petits sur les côtés)</text:span></text:p>
      <text:p text:style-name="P5">For all services*</text:p>
      <text:h text:style-name="P1" text:outline-level="2">4 icônes:</text:h>
      <text:p text:style-name="Text_20_body"/>
      <text:list xml:id="list317168112607874211" text:style-name="L1">
        <text:list-item>
          <text:p text:style-name="P11">Traitements accessibles</text:p>
        </text:list-item>
      </text:list>
      <text:p text:style-name="P5">Alternative medicines are a great</text:p>
      <text:p text:style-name="Text_20_body"/>
      <text:p text:style-name="P5">Les médecines alternatives sont un atout exceptionnel dans la gestion de problèmes de santé. Or, les coûts reliés à ces services empêchent une grande partie de la population d’y avoir accès. En adaptant notre mode de fonctionnement, nous pouvons offrir des traitements de qualité à coûts avantageux. Avec AcuPop, vous pouvez vous payer les soins dont vous avez besoin!</text:p>
      <text:p text:style-name="Text_20_body"/>
      <text:p text:style-name="P7">2. Combined treatments</text:p>
      <text:p text:style-name="P5">Acupuncture, massotherapy and osteopathy each have their privileged fields of application. To give you the best treatment, we </text:p>
      <text:p text:style-name="Text_20_body"/>
      <text:p text:style-name="P5">L’acupuncture, la massothérapie et l’ostéopathie ont chacune leurs champs d’application privilégiés. Pour vous offrir le meilleur traitement possible, nous proposons une combinaison de ces approches, qui permet de cumuler les bienfaits de chacune d’elles. Lors d’un traitement combiné, vous recevrez deux traitements <text:soft-page-break/>dans la même séance, soit acu-masso ou acu-ostéo. Le tarif est le même pour chacun des services.</text:p>
      <text:p text:style-name="Text_20_body"/>
      <text:p text:style-name="P14">3. Expertise and professionalism</text:p>
      <text:p text:style-name="P5">With our low prices, our certified therapists welcome a great number of patients weekly. This setting allows us to develop a strong and diversified clinical experience, that we proudly put to use helping you in your healing process.</text:p>
      <text:p text:style-name="Text_20_body"/>
      <text:p text:style-name="P14">4. Mobile clinic</text:p>
      <text:p text:style-name="P5">To make our services more accessible, we offer a proximity service with the Flying Needle, our mobile clinic. We are available on a weekly basis in the organisms that welcome us, and heal people there as we do in our central clinic!</text:p>
      <text:p text:style-name="Text_20_body"/>
      <text:p text:style-name="P5">4 pages avec photo (pas de texte, juste le titre)</text:p>
      <text:p text:style-name="P10"><text:span text:style-name="T2"><text:line-break/>Acupuncture</text:span></text:p>
      <text:p text:style-name="Text_20_body"/>
      <text:p text:style-name="P5">Massothérapie</text:p>
      <text:p text:style-name="Text_20_body"/>
      <text:p text:style-name="P5">Ostéopathie</text:p>
      <text:p text:style-name="Text_20_body"/>
      <text:p text:style-name="P5">L’aiguille volante</text:p>
      <text:p text:style-name="Text_20_body"/>
      <text:p text:style-name="P5">Réseaux sociaux:</text:p>
      <text:p text:style-name="P5">Lien FB seulement, avec piton j’aime en évidence</text:p>
      <text:p text:style-name="Text_20_body"/>
      <text:p text:style-name="P6">Frequently asked questions</text:p>
      <text:p text:style-name="Text_20_body"/>
      <text:p text:style-name="P5">What are your prices?</text:p>
      <text:p text:style-name="P10"><text:span text:style-name="T3">For acupuncture, acu-masso or acu-osteo</text:span><text:span text:style-name="T2">, we have a sliding scale between 20 and 40$ each treatment (for example, acu-masso or acu-osteo = 2 treatments). You can give what you want depending on your financial situation. A 10$ fee is asked on the first appointment to open the file.</text:span></text:p>
      <text:p text:style-name="Text_20_body"/>
      <text:p text:style-name="P5">Private treatments in massotherapy or osteopathy are paid by the hour. Ask your therapist for the details.</text:p>
      <text:p text:style-name="P5"/>
      <text:p text:style-name="P5">What is a sliding scale?</text:p>
      <text:p text:style-name="P5">A sliding scale is a flexible fee that allows the patients to pay what they can for their treatment according to their financial situation. </text:p>
      <text:p text:style-name="P10"><text:span text:style-name="T2"><text:line-break/>What modes of payment do you accept?</text:span></text:p>
      <text:p text:style-name="P5"><text:soft-page-break/>Cash or cheque. We do not have an interac or credit card reader.</text:p>
      <text:p text:style-name="Text_20_body"/>
      <text:p text:style-name="P5">Do you give insurance receipts?</text:p>
      <text:p text:style-name="P8">Yes</text:p>
      <text:p text:style-name="Text_20_body"/>
      <text:p text:style-name="P5">How long is a treatment?</text:p>
      <text:p text:style-name="P8">Treatments last 1 hour, except for combined treatments, that last 1:15</text:p>
      <text:p text:style-name="Text_20_body"/>
      <text:p text:style-name="P9">Is your service only for low-income people?</text:p>
      <text:p text:style-name="P8">No. We aim to have a service that is accessible to everyone. Everyone is welcome. Our sliding scale allows people with a higher income or insurances to contribute to the community.</text:p>
      <text:p text:style-name="Text_20_body"/>
      <text:p text:style-name="P9">Do you belong to a professional association or order?</text:p>
      <text:list xml:id="list4813644450284660727" text:style-name="L2">
        <text:list-item>
          <text:list>
            <text:list-item>
              <text:p text:style-name="P12">Yes. Our acupuncturists are members of the Ordre des Acupuncteurs du Québec, and our massage therapists and osteopaths are members of recognized proessional associationsé</text:p>
            </text:list-item>
            <text:list-item>
              <text:p text:style-name="P4"/>
            </text:list-item>
          </text:list>
        </text:list-item>
      </text:list>
      <text:p text:style-name="P9">Useful links:</text:p>
      <text:list xml:id="list7050440337606727724" text:style-name="L3">
        <text:list-item>
          <text:list>
            <text:list-item>
              <text:p text:style-name="P13">Ordre des acupuncteurs du Québec</text:p>
            </text:list-item>
            <text:list-item>
              <text:p text:style-name="P13">Association des acupuncteurs du Québec</text:p>
            </text:list-item>
            <text:list-item>
              <text:p text:style-name="P13">Fédération Québécoise des Massothérapeutes</text:p>
            </text:list-item>
            <text:list-item>
              <text:p text:style-name="P13">Ostéopathie Québec</text:p>
            </text:list-item>
          </text:list>
        </text:list-item>
      </text:list>
      <text:p text:style-name="P2"><text:line-break/><text:line-break/></text:p>
      <text:p text:style-name="P3">Acupuncture</text:p>
      <text:p text:style-name="Text_20_body"/>
      <text:p text:style-name="P5">Titre: Acupuncture</text:p>
      <text:p text:style-name="P5">Sous-titre: The most cost-efficient alternative medicine!</text:p>
      <text:p text:style-name="Text_20_body"/>
      <text:p text:style-name="P5">Sous-titre (sous l’image): Community acupuncture</text:p>
      <text:p text:style-name="Text_20_body"/>
      <text:p text:style-name="P5">The acupuncture needle is a technological tool that allows the practitioner to treat multiple patients at once. Once the needles are installed, the treatment goes on “automatically”, and he needs only to adjust them a <text:soft-page-break/>few times. That way, an acupuncturist can see dozens of patients in her working day.</text:p>
      <text:p text:style-name="Text_20_body"/>
      <text:p text:style-name="P5">Besides its undeniable therapeutic qualities, acupuncture would possibly not have survived throughout ages, nor gained the tremendous popularity it has now, if not for the fact that it allowed a single doctor to heal a whole village.</text:p>
      <text:p text:style-name="Text_20_body"/>
      <text:p text:style-name="P5">In Asia, where acupuncture is offered in the hospitals, patients receive their treatments in large rooms. This organisation in the workplace makes acupuncture easy and accessible to everyone.</text:p>
      <text:p text:style-name="P10"><text:span text:style-name="T2">It is that principle that we bring to Quebec, in order to give you professionnal, affordable healthcare. We call our practice </text:span><text:span text:style-name="T4">Acupuncture Populaire</text:span><text:span text:style-name="T2">, or AcuPop.</text:span></text:p>
      <text:p text:style-name="Text_20_body"/>
      <text:p text:style-name="P5">A typical session</text:p>
      <text:p text:style-name="P15">A treatment lasts between 45 minutes and one hour. The patient is lying down on her back or her stomach, partially unclothed if necessary. Once the needles are installed, the acupuncturist lets them do their work, coming back to manipulate them, apply heat or remove the needles to continue the treatment on the other side, depending on the case.</text:p>
      <text:p text:style-name="Text_20_body"/>
      <text:p text:style-name="P5">Combined treatments</text:p>
      <text:p text:style-name="Text_20_body"/>
      <text:p text:style-name="P15">Acupuncture is traditionally practiced in a medical, interdisciplinary setting. By structural adjustements and mobilisations, massotherapy and osteopathy can boost the therapeutic effect of an acupuncture treatment. We offer brief massotherapy or osteopathy sessions to be combined with acupuncture sessions.</text:p>
      <text:p text:style-name="Text_20_body"/>
      <text:list xml:id="list3863573292257476344" text:style-name="L4">
        <text:list-item>
          <text:p text:style-name="P16"><text:span text:style-name="T7">Combine your acupuncture treatment with a brief </text:span><text:a xlink:type="simple" xlink:href="http://private-equivalents-38141.netlify.com/massotherapie" text:style-name="Internet_20_link" text:visited-style-name="Visited_20_Internet_20_Link"><text:span text:style-name="T8">massotherap</text:span></text:a><text:span text:style-name="T7">y or </text:span><text:a xlink:type="simple" xlink:href="http://private-equivalents-38141.netlify.com/osteopathie" text:style-name="Internet_20_link" text:visited-style-name="Visited_20_Internet_20_Link"><text:span text:style-name="T8">osteopathy session!</text:span></text:a></text:p>
        </text:list-item>
      </text:list>
      <text:p text:style-name="Text_20_body"/>
      <text:list xml:id="list7724100600820903691" text:style-name="L5">
        <text:list-item>
          <text:p text:style-name="P17">All our therapists are certified and can emit insurance receipts.</text:p>
        </text:list-item>
      </text:list>
      <text:p text:style-name="P2"><text:line-break/></text:p>
      <text:p text:style-name="P5">Sous-titre: Our acupuncturists</text:p>
      <text:p text:style-name="P5">(dans cette section, la photo du thérapeute est à droite, le texte à gauche)</text:p>
      <text:p text:style-name="Text_20_body"/>
      <text:p text:style-name="P5">Clément Courteau</text:p>
      <text:p text:style-name="P5">After graduating in 2012, Clement followed an intensive formation with Dr. Chung, doctor and acupuncture <text:soft-page-break/>practitioner from a lineage of healers. When he retired, Clement took over his clinic until 2015, when Annie and he started Acupop Montreal. Beyond his work at AcuPop, he practices acupuncture at the Centre de Rechercher et d’Aide aux Narcomanes (CRAN), an expertise center in the treatment of opioid addication. It is the only public acupuncture service in Quebec.</text:p>
      <text:p text:style-name="Text_20_body"/>
      <text:p text:style-name="P5">Therapeutic affinities:</text:p>
      <text:p text:style-name="P5">Pain, addiction</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Georgia" svg:font-family="Georgia"/>
    <style:font-face style:name="OpenSymbol" svg:font-family="OpenSymbol"/>
    <style:font-face style:name="Ubuntu" svg:font-family="Ubuntu"/>
    <style:font-face style:name="DejaVu Sans Condensed1" svg:font-family="'DejaVu Sans Condensed'" style:font-family-generic="swiss"/>
    <style:font-face style:name="Tinos" svg:font-family="Tinos" style:font-family-generic="roman" style:font-pitch="variable"/>
    <style:font-face style:name="Arimo" svg:font-family="Arimo" style:font-family-generic="swiss" style:font-pitch="variable"/>
    <style:font-face style:name="DejaVu Sans Condensed" svg:font-family="'DejaVu Sans Condensed'" style:font-family-generic="system" style:font-pitch="variable"/>
    <style:font-face style:name="Noto Sans CJK SC Thin" svg:font-family="'Noto Sans CJK SC Thi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fr" fo:country="CA" style:letter-kerning="true" style:font-name-asian="Noto Sans CJK SC Thin"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mo" fo:font-size="14pt" style:font-name-asian="Noto Sans CJK SC Thin"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Heading_20_2" style:display-name="Heading 2" style:family="paragraph" style:parent-style-name="Heading" style:next-style-name="Text_20_body" style:default-outline-level="2" style:list-style-name="" style:class="text">
      <style:text-properties style:font-name="Tinos" fo:font-size="18pt" fo:font-weight="bold" style:font-name-asian="Noto Sans CJK SC Thin" style:font-size-asian="18pt" style:font-weight-asian="bold" style:font-name-complex="DejaVu Sans Condensed"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ément Courteau</meta:initial-creator>
    <meta:creation-date>2017-01-24T18:22:09</meta:creation-date>
    <meta:document-statistic meta:table-count="0" meta:image-count="0" meta:object-count="0" meta:page-count="5" meta:paragraph-count="72" meta:word-count="918" meta:character-count="5876"/>
    <dc:date>2017-01-24T18:22:27</dc:date>
    <dc:creator>Clément Courteau</dc:creator>
    <meta:editing-duration>PT18S</meta:editing-duration>
    <meta:editing-cycles>1</meta:editing-cycles>
    <meta:generator>OpenOffice/4.1.2$Unix OpenOffice.org_project/412m3$Build-9782</meta:generator>
  </office:meta>
</office:document-meta>
</file>